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7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7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7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80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81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18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18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18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18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18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18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19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19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192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3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194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95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96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97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98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99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00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01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02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03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04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05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06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207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208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209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210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211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212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1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21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21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16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217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218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19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20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221" style:family="paragraph" style:parent-style-name="Standard" style:list-style-name="L12">
      <style:text-properties officeooo:rsid="009a9ddc" officeooo:paragraph-rsid="009a9ddc"/>
    </style:style>
    <style:style style:name="P222" style:family="paragraph" style:parent-style-name="Standard" style:list-style-name="L18">
      <style:text-properties officeooo:paragraph-rsid="00ba59c5"/>
    </style:style>
    <style:style style:name="P223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officeooo:rsid="003ecb07"/>
    </style:style>
    <style:style style:name="T22" style:family="text">
      <style:text-properties officeooo:rsid="003f1b83"/>
    </style:style>
    <style:style style:name="T23" style:family="text">
      <style:text-properties fo:color="#ce181e"/>
    </style:style>
    <style:style style:name="T24" style:family="text">
      <style:text-properties officeooo:rsid="00543e01"/>
    </style:style>
    <style:style style:name="T25" style:family="text">
      <style:text-properties officeooo:rsid="00576931"/>
    </style:style>
    <style:style style:name="T26" style:family="text">
      <style:text-properties officeooo:rsid="006c1230"/>
    </style:style>
    <style:style style:name="T27" style:family="text">
      <style:text-properties officeooo:rsid="007922b5"/>
    </style:style>
    <style:style style:name="T28" style:family="text">
      <style:text-properties officeooo:rsid="007bb70b"/>
    </style:style>
    <style:style style:name="T29" style:family="text">
      <style:text-properties officeooo:rsid="007c0f63"/>
    </style:style>
    <style:style style:name="T30" style:family="text">
      <style:text-properties officeooo:rsid="007c78dc"/>
    </style:style>
    <style:style style:name="T31" style:family="text">
      <style:text-properties style:text-position="super 58%"/>
    </style:style>
    <style:style style:name="T32" style:family="text">
      <style:text-properties officeooo:rsid="0080b499"/>
    </style:style>
    <style:style style:name="T33" style:family="text">
      <style:text-properties officeooo:rsid="008b6f88"/>
    </style:style>
    <style:style style:name="T34" style:family="text">
      <style:text-properties officeooo:rsid="009b4733"/>
    </style:style>
    <style:style style:name="T35" style:family="text">
      <style:text-properties officeooo:rsid="00a0e223"/>
    </style:style>
    <style:style style:name="T36" style:family="text">
      <style:text-properties officeooo:rsid="00cf6c69"/>
    </style:style>
    <style:style style:name="T37" style:family="text">
      <style:text-properties officeooo:rsid="00d786d9"/>
    </style:style>
    <style:style style:name="T38" style:family="text">
      <style:text-properties officeooo:rsid="00f06fb6"/>
    </style:style>
    <style:style style:name="T39" style:family="text">
      <style:text-properties officeooo:rsid="01056dcc"/>
    </style:style>
    <style:style style:name="T40" style:family="text">
      <style:text-properties officeooo:rsid="010e9ead"/>
    </style:style>
    <style:style style:name="T41" style:family="text">
      <style:text-properties officeooo:rsid="01104f84"/>
    </style:style>
    <style:style style:name="T42" style:family="text">
      <style:text-properties officeooo:rsid="01175117"/>
    </style:style>
    <style:style style:name="T43" style:family="text">
      <style:text-properties officeooo:rsid="0120feeb"/>
    </style:style>
    <style:style style:name="T44" style:family="text">
      <style:text-properties officeooo:rsid="01238927"/>
    </style:style>
    <style:style style:name="T45" style:family="text">
      <style:text-properties officeooo:rsid="012a9c40"/>
    </style:style>
    <style:style style:name="T46" style:family="text">
      <style:text-properties officeooo:rsid="0132cc62"/>
    </style:style>
    <style:style style:name="T47" style:family="text">
      <style:text-properties officeooo:rsid="013bc2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194">event handler – <text:span text:style-name="T2">manages the user actions</text:span></text:p>
        </text:list-item>
        <text:list-item>
          <text:p text:style-name="P195">React library – defines what a component is and how they work together</text:p>
        </text:list-item>
        <text:list-item>
          <text:p text:style-name="P195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10">source code</text:span></text:p>
      <text:p text:style-name="P71">public – <text:span text:style-name="T10">store static files like images</text:span></text:p>
      <text:p text:style-name="P71">node_modules – <text:span text:style-name="T10">contains all project dependencies</text:span></text:p>
      <text:p text:style-name="P71">package.json – <text:span text:style-name="T10">records our project dependencies</text:span></text:p>
      <text:p text:style-name="P72">package-lock.json – records exact version of dependencies</text:p>
      <text:p text:style-name="P71">readme.md – <text:span text:style-name="T10">instructions on how to use the project</text:span></text:p>
      <text:p text:style-name="P82"/>
      <text:p text:style-name="P8"><text:span text:style-name="T23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21">to apply styling </text:span></text:p>
      <text:p text:style-name="P83">example 2</text:p>
      <text:p text:style-name="P76"><text:span text:style-name="T2">&lt;div style = {{b</text:span><text:span text:style-name="T22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11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96">Component nesting – <text:span text:style-name="T2">component within anther component</text:span></text:p>
        </text:list-item>
        <text:list-item>
          <text:p text:style-name="P196">component reuseability – <text:span text:style-name="T2">reusable code</text:span></text:p>
        </text:list-item>
        <text:list-item>
          <text:p text:style-name="P196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4">I</text:span></text:p>
      <text:p text:style-name="P79"/>
      <text:p text:style-name="P21">How to use components ?</text:p>
      <text:p text:style-name="P21">Use the tags.</text:p>
      <text:p text:style-name="P88">&lt;<text:span text:style-name="T25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11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6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8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9">time to data load new data when state changes</text:span></text:p>
        </text:list-item>
        <text:list-item>
          <text:p text:style-name="P135">componentWill<text:span text:style-name="T27">Unm</text:span>ount – <text:span text:style-name="T30">best time for cleanup </text:span></text:p>
        </text:list-item>
      </text:list>
      <text:p text:style-name="P32">2 ways to <text:span text:style-name="T32">initialize</text:span> state</text:p>
      <text:p text:style-name="P32">1<text:span text:style-name="T31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31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97">onClick – <text:span text:style-name="T2">user clicks something</text:span></text:p>
        </text:list-item>
        <text:list-item>
          <text:p text:style-name="P197">onChange – <text:span text:style-name="T2">user changes text in an input</text:span></text:p>
        </text:list-item>
        <text:list-item>
          <text:p text:style-name="P197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3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98">Use the bind method</text:p>
          <text:p text:style-name="P221"><text:span text:style-name="T11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4">this.</text:span>sound.<text:span text:style-name="T34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99">use an arrow function </text:p>
        </text:list-item>
        <text:list-item>
          <text:p text:style-name="P200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5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11">Using props</text:span> <text:span text:style-name="T11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31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201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11">.</text:span><text:span text:style-name="T14">then only runs after promise is returned.</text:span> </text:p>
        </text:list-item>
      </text:list>
      <text:p text:style-name="P106">Example </text:p>
      <text:p text:style-name="P106">axios.get(https.google.com/hi).<text:span text:style-name="T11">then</text:span>((response) =&gt; {console.log(response)})</text:p>
      <text:list xml:id="list2630625252144" text:continue-numbering="true" text:style-name="L17">
        <text:list-item>
          <text:p text:style-name="P148"><text:s/></text:p>
        </text:list-item>
        <text:list-item>
          <text:p text:style-name="P148"><text:span text:style-name="T15">Use async </text:span><text:span text:style-name="T16">and await keywords</text:span></text:p>
        </text:list-item>
      </text:list>
      <text:p text:style-name="P52">Example </text:p>
      <text:p text:style-name="P107"><text:span text:style-name="T11">async</text:span> functioncalled (){</text:p>
      <text:p text:style-name="P107"><text:tab/>const response = <text:span text:style-name="T11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222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202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31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203">Action Creator</text:p>
          <text:list>
            <text:list-item>
              <text:p text:style-name="P152">function that creates/returns js object <text:span text:style-name="T17">which is an action</text:span></text:p>
            </text:list-item>
          </text:list>
        </text:list-item>
        <text:list-item>
          <text:p text:style-name="P203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203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203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203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6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7">In our example, the roles are as follows:</text:span></text:p>
      <text:list xml:id="list3769072873" text:style-name="L23">
        <text:list-item>
          <text:p text:style-name="P204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205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8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11">we add selectSong to connect to have the action be passed to the reducers</text:span></text:p>
      <text:p text:style-name="P105"/>
      <text:p text:style-name="P105"/>
      <text:p text:style-name="P223"><text:soft-page-break/>Notes on Async await with Redux Chunk</text:p>
      <text:p text:style-name="P206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207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9">This is what is happening. <text:span text:style-name="T39">When we call jsonplaceholder with async/await responses, it returns the requested object, not the action!</text:span></text:p>
      <text:p text:style-name="P169"/>
      <text:p text:style-name="P208">How about removing async/await?</text:p>
      <text:p text:style-name="P170">It will not work. <text:span text:style-name="T11">Why? </text:span><text:span text:style-name="T18">Data hasn’t been received yet by the API.</text:span><text:span text:style-name="T19">s</text:span></text:p>
      <text:p text:style-name="P209">Synchronous action creator </text:p>
      <text:p text:style-name="P171">instantly returns an action with data ready to go</text:p>
      <text:p text:style-name="P209">Asynchronous action creator </text:p>
      <text:p text:style-name="P171">takes some time for it to get its data </text:p>
      <text:p text:style-name="P105"/>
      <text:p text:style-name="P210">Middleware in redux</text:p>
      <text:p text:style-name="P17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325393717" text:style-name="L25">
        <text:list-item>
          <text:p text:style-name="P173">middleware – function that gets called with every action we dispatch</text:p>
        </text:list-item>
        <text:list-item>
          <text:p text:style-name="P174"><text:span text:style-name="T40">has the ability to STOP, MODIFY, or mess with actions</text:span></text:p>
        </text:list-item>
        <text:list-item>
          <text:p text:style-name="P174"><text:span text:style-name="T41">tons of open source middlware exist</text:span></text:p>
          <text:list>
            <text:list-item>
              <text:p text:style-name="P174"><text:span text:style-name="T41">most popular is dealing with async actions</text:span> </text:p>
            </text:list-item>
          </text:list>
        </text:list-item>
        <text:list-item>
          <text:p text:style-name="P175">use Redux-think for our async issues</text:p>
        </text:list-item>
      </text:list>
      <text:p text:style-name="P105"/>
      <text:p text:style-name="P211">Action Creator Rules</text:p>
      <text:p text:style-name="P211">Normal Rules </text:p>
      <text:list xml:id="list1805013226" text:style-name="L26">
        <text:list-item>
          <text:p text:style-name="P176">action creators return action objects </text:p>
        </text:list-item>
        <text:list-item>
          <text:p text:style-name="P176">must have type property </text:p>
        </text:list-item>
        <text:list-item>
          <text:p text:style-name="P176">optionally have a payload</text:p>
        </text:list-item>
      </text:list>
      <text:p text:style-name="P211"/>
      <text:p text:style-name="P211">Rules with Redux-thunk</text:p>
      <text:list xml:id="list2337716689" text:style-name="L27">
        <text:list-item>
          <text:p text:style-name="P212">ACTION CREATORS CAN RETURN ACTION OBJECTS </text:p>
          <text:list>
            <text:list-item>
              <text:p text:style-name="P212">CAN RETURN <text:span text:style-name="T42">ASYNC</text:span> FUNCTIONS </text:p>
            </text:list-item>
          </text:list>
        </text:list-item>
        <text:list-item>
          <text:p text:style-name="P177">must have type property </text:p>
        </text:list-item>
        <text:list-item>
          <text:p text:style-name="P177">optionally have a payload</text:p>
        </text:list-item>
      </text:list>
      <text:p text:style-name="P105"/>
      <text:p text:style-name="P213">In redux thunk, <text:span text:style-name="T2">the middleware takes the action and evaluates it. Is it a object or a function?</text:span></text:p>
      <text:p text:style-name="P213"><text:span text:style-name="T2">If its an object, it passes it to reducers</text:span></text:p>
      <text:p text:style-name="P21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05">dispatch</text:p>
      <text:p text:style-name="P105"/>
      <text:p text:style-name="P214">Rules for reducers </text:p>
      <text:list xml:id="list2087175839" text:style-name="L28">
        <text:list-item>
          <text:p text:style-name="P179"><text:span text:style-name="T11">must not return value of undefined</text:span> </text:p>
        </text:list-item>
        <text:list-item>
          <text:p text:style-name="P179"><text:span text:style-name="T43">produces state/data to be used inside your app using the previous state and action ???</text:span></text:p>
          <text:list>
            <text:list-item>
              <text:p text:style-name="P18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15">On the next time, reducer will take state v1 and action #2 to produce a state v2</text:p>
            </text:list-item>
          </text:list>
        </text:list-item>
        <text:list-item>
          <text:p text:style-name="P180"><text:span text:style-name="T44">must not return reach ‘out of itself’ to decide what value to return (reducers are pure)</text:span></text:p>
          <text:list>
            <text:list-item>
              <text:p text:style-name="P180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181"><text:span text:style-name="T44">must not mutate its input state argument ???</text:span></text:p>
          <text:list>
            <text:list-item>
              <text:p text:style-name="P181"><text:s/><text:span text:style-name="T45">example state = {name: ‘sam’}</text:span></text:p>
            </text:list-item>
            <text:list-item>
              <text:p text:style-name="P183">NEVER MUTATE THE STATE’s name. </text:p>
              <text:list>
                <text:list-item>
                  <text:p text:style-name="P185">Misleading rule , <text:span text:style-name="T46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216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217"><text:soft-page-break/>Options to update state in reducers</text:p>
      <text:list xml:id="list789199273" text:style-name="L29">
        <text:list-item>
          <text:p text:style-name="P218">Removing an element</text:p>
          <text:list>
            <text:list-item>
              <text:p text:style-name="P186"><text:s/>state.filter( elem =&gt; elem !==”hi”)</text:p>
            </text:list-item>
          </text:list>
        </text:list-item>
        <text:list-item>
          <text:p text:style-name="P218">adding an element </text:p>
          <text:list>
            <text:list-item>
              <text:p text:style-name="P187">[...state, elem]</text:p>
            </text:list-item>
          </text:list>
        </text:list-item>
        <text:list-item>
          <text:p text:style-name="P218">replacing an element in an array </text:p>
          <text:list>
            <text:list-item>
              <text:p text:style-name="P188">state.map(el =&gt; el === ‘hi’ ? Bye: el)</text:p>
            </text:list-item>
          </text:list>
        </text:list-item>
        <text:list-item>
          <text:p text:style-name="P218">updating a property in an object </text:p>
          <text:list>
            <text:list-item>
              <text:p text:style-name="P189">{… state, nameL ‘sam’}</text:p>
            </text:list-item>
          </text:list>
        </text:list-item>
        <text:list-item>
          <text:p text:style-name="P219">adding a property in an object</text:p>
          <text:list>
            <text:list-item>
              <text:p text:style-name="P219"><text:span text:style-name="T9">{ … state, age : 30}</text:span> </text:p>
            </text:list-item>
          </text:list>
        </text:list-item>
        <text:list-item>
          <text:p text:style-name="P218">removing a property from an object</text:p>
          <text:list>
            <text:list-item>
              <text:p text:style-name="P190">{ … state, age: undefined} <text:span text:style-name="T47">USE LODASH LIBRARY WITH THIS</text:span></text:p>
              <text:list>
                <text:list-item>
                  <text:p text:style-name="P191">import _ from ‘lodash’; <text:span text:style-name="T11">_.omit(state,’age’)</text:span></text:p>
                </text:list-item>
              </text:list>
            </text:list-item>
          </text:list>
        </text:list-item>
      </text:list>
      <text:p text:style-name="P105"/>
      <text:p text:style-name="P220">Project 8 specific:</text:p>
      <text:p text:style-name="P192">Rendering author and relevant blog posts </text:p>
      <text:list xml:id="list1924199326" text:style-name="L30">
        <text:list-item>
          <text:p text:style-name="P193">fetch posts</text:p>
        </text:list-item>
        <text:list-item>
          <text:p text:style-name="P193">show posts in PostList </text:p>
        </text:list-item>
        <text:list-item>
          <text:p text:style-name="P193">each elem in postList will show userheader </text:p>
        </text:list-item>
        <text:list-item>
          <text:p text:style-name="P193">userheader is given ID of user to show </text:p>
        </text:list-item>
        <text:list-item>
          <text:p text:style-name="P193">each userheader attempts to fetch its user </text:p>
          <text:list>
            <text:list-item>
              <text:p text:style-name="P193">multiple users issues fetch requests</text:p>
            </text:list-item>
          </text:list>
        </text:list-item>
        <text:list-item>
          <text:p text:style-name="P193">show the users name in user header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00:26:30.134898001</dc:date>
    <meta:editing-duration>P1DT20H9M36S</meta:editing-duration>
    <meta:editing-cycles>244</meta:editing-cycles>
    <meta:generator>LibreOffice/6.0.7.3$Linux_X86_64 LibreOffice_project/00m0$Build-3</meta:generator>
    <meta:document-statistic meta:table-count="0" meta:image-count="13" meta:object-count="0" meta:page-count="16" meta:paragraph-count="376" meta:word-count="2186" meta:character-count="12965" meta:non-whitespace-character-count="11071"/>
  </office:meta>
</office:document-meta>
</file>